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540672" text:style-name="L1">
        <text:list-item>
          <text:p text:style-name="P1">Som Som användare vill jag kunna registrera nya medlemmar med förnamn, efternamn och telefonnummer, ett unikt medlemsnummer skall automatiskt tilldelas medlemmarna.</text:p>
        </text:list-item>
        <text:list-item>
          <text:p text:style-name="P1">Som användare vill jag kunna få ut en lista på alla medlemmar så att jag enkelt kan få en överblick över alla medlemmar.</text:p>
        </text:list-item>
        <text:list-item>
          <text:p text:style-name="P1">Som användare vill jag kunna se en specifik medlems information på ett tydligt sätt så att jag kan få detaljerad information om en medlem.</text:p>
        </text:list-item>
        <text:list-item>
          <text:p text:style-name="P1">Som användare vill jag kunna ändra på en befintlig medlem så att jag kan korrigera eventuella fel.</text:p>
        </text:list-item>
        <text:list-item>
          <text:p text:style-name="P1">Som användare vill jag kunna ta bort en befintlig medlem ur registret så att jag inte behöver hålla reda på gamla medlemm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46M11S</meta:editing-duration>
    <meta:editing-cycles>6</meta:editing-cycles>
    <meta:generator>OpenOffice.org/3.3$Win32 OpenOffice.org_project/330m20$Build-9567</meta:generator>
    <dc:date>2014-01-05T02:18:29.27</dc:date>
    <meta:document-statistic meta:table-count="0" meta:image-count="0" meta:object-count="0" meta:page-count="1" meta:paragraph-count="5" meta:word-count="112" meta:character-count="654"/>
    <meta:user-defined meta:name="Info 1"/>
    <meta:user-defined meta:name="Info 2"/>
    <meta:user-defined meta:name="Info 3"/>
    <meta:user-defined meta:name="Info 4"/>
  </office:meta>
</office:document-meta>
</file>